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Bitstream Vera Sans1" svg:font-family="'Bitstream Vera Sans'" style:font-pitch="variable"/>
    <style:font-face style:name="Times New Roman" svg:font-family="'Times New Roman'" style:font-family-generic="roman" style:font-pitch="variable"/>
    <style:font-face style:name="CommercialScript BT" svg:font-family="'CommercialScript BT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Parágrafo_20_-_20_Orador">
      <style:text-properties style:font-name="Times New Roman" fo:font-size="13pt" fo:font-weight="normal" style:font-size-asian="13pt" style:font-weight-asian="normal" style:font-name-complex="Tahoma" style:font-size-complex="13pt" style:font-weight-complex="normal"/>
    </style:style>
    <style:style style:name="P2" style:family="paragraph" style:parent-style-name="Parágrafo_20_-_20_Orador">
      <style:text-properties style:font-name="Times New Roman" fo:font-size="13pt" style:font-size-asian="13pt" style:font-name-complex="Tahoma" style:font-size-complex="13pt"/>
    </style:style>
    <style:style style:name="P3" style:family="paragraph" style:parent-style-name="Parágrafo_20_-_20_Orador">
      <style:text-properties fo:color="#000000" style:font-name="Times New Roman" fo:font-size="13pt" fo:font-weight="normal" style:font-name-asian="Tahoma" style:font-size-asian="13pt" style:font-weight-asian="normal" style:font-name-complex="Tahoma" style:font-size-complex="13pt" style:font-weight-complex="normal"/>
    </style:style>
    <style:style style:name="P4" style:family="paragraph" style:parent-style-name="Parágrafo_20_-_20_Orador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Parágrafo_20_-_20_Orador">
      <style:paragraph-properties fo:break-before="page"/>
    </style:style>
    <style:style style:name="P6" style:family="paragraph" style:parent-style-name="Recuo_20_de_20_corpo_20_de_20_texto_20_3">
      <style:paragraph-properties fo:margin-left="0cm" fo:margin-right="0cm" fo:line-height="115%" fo:text-indent="2.498cm" style:auto-text-indent="false" fo:break-before="page"/>
      <style:text-properties style:font-name="Tahoma" fo:font-size="24pt" style:font-name-asian="Tahoma" style:font-size-asian="24pt" style:font-name-complex="Tahoma"/>
    </style:style>
    <style:style style:name="P7" style:family="paragraph" style:parent-style-name="Text_20_body_20_indent" style:master-page-name="Standard">
      <style:paragraph-properties style:page-number="auto"/>
      <style:text-properties fo:color="#0000ff" style:font-name="Tahoma" fo:font-size="14pt" style:font-size-asian="14pt" style:font-name-complex="Tahoma" style:font-size-complex="14pt"/>
    </style:style>
    <style:style style:name="P8" style:family="paragraph" style:parent-style-name="Parágrafo_20_-_20_Orador">
      <style:paragraph-properties fo:text-align="center" style:justify-single-word="false"/>
      <style:text-properties style:font-name="Times New Roman" fo:font-size="13pt" fo:font-weight="normal" style:font-size-asian="13pt" style:font-weight-asian="normal" style:font-name-complex="Tahoma" style:font-size-complex="13pt" style:font-weight-complex="normal"/>
    </style:style>
    <style:style style:name="T1" style:family="text">
      <style:text-properties style:font-name="Tahoma" fo:font-size="14pt" fo:font-weight="bold" style:font-size-asian="14pt" style:font-weight-asian="bold" style:font-name-complex="Tahoma" style:font-size-complex="13pt"/>
    </style:style>
    <style:style style:name="T2" style:family="text">
      <style:text-properties fo:font-variant="small-caps" style:font-name="Times New Roman" fo:font-size="13pt" fo:letter-spacing="-0.011cm" fo:font-weight="bold" style:font-name-asian="Tahoma" style:font-size-asian="13pt" style:font-weight-asian="bold" style:font-name-complex="Tahoma" style:font-size-complex="13pt"/>
    </style:style>
    <style:style style:name="T3" style:family="text">
      <style:text-properties fo:font-variant="small-caps" style:font-name="Times New Roman" fo:font-size="13pt" fo:letter-spacing="-0.011cm" fo:font-weight="normal" style:font-size-asian="13pt" style:font-weight-asian="normal" style:font-name-complex="Tahoma" style:font-size-complex="13pt" style:font-weight-complex="normal"/>
    </style:style>
    <style:style style:name="T4" style:family="text">
      <style:text-properties fo:font-variant="small-caps" style:font-name="Times New Roman" fo:font-size="13pt" fo:letter-spacing="-0.011cm" fo:font-weight="normal" style:font-name-asian="Tahoma" style:font-size-asian="13pt" style:font-weight-asian="normal" style:font-name-complex="Tahoma" style:font-size-complex="13pt" style:font-weight-complex="normal"/>
    </style:style>
    <style:style style:name="T5" style:family="text">
      <style:text-properties fo:font-variant="small-caps" style:font-name="Times New Roman" fo:font-style="normal" style:font-name-asian="Tahoma" style:font-style-asian="normal" style:font-name-complex="Tahoma" style:font-style-complex="normal"/>
    </style:style>
    <style:style style:name="T6" style:family="text">
      <style:text-properties fo:font-variant="normal" fo:text-transform="none" style:use-window-font-color="true" style:font-name="Times New Roman" fo:font-size="13pt" fo:font-style="normal" style:text-underline-style="none" fo:font-weight="normal" style:font-size-asian="13pt" style:font-style-asian="normal" style:font-weight-asian="normal" style:font-name-complex="Tahoma" style:font-size-complex="13pt" style:font-style-complex="italic" style:font-weight-complex="normal"/>
    </style:style>
    <style:style style:name="T7" style:family="text">
      <style:text-properties fo:font-variant="normal" fo:text-transform="none" style:use-window-font-color="true" style:font-name="Times New Roman" fo:font-size="13pt" fo:font-style="normal" style:text-underline-style="none" fo:font-weight="normal" style:font-name-asian="Tahoma" style:font-size-asian="13pt" style:font-style-asian="normal" style:font-weight-asian="normal" style:font-name-complex="Tahoma" style:font-size-complex="13pt" style:font-style-complex="italic" style:font-weight-complex="normal"/>
    </style:style>
    <style:style style:name="T8" style:family="text">
      <style:text-properties fo:font-variant="normal" fo:text-transform="none" style:use-window-font-color="true" style:font-name="Times New Roman" fo:font-size="13pt" fo:font-style="normal" style:text-underline-style="none" fo:font-weight="normal" fo:background-color="transparent" style:font-size-asian="13pt" style:font-style-asian="normal" style:font-weight-asian="normal" style:font-name-complex="Tahoma" style:font-size-complex="13pt" style:font-style-complex="italic" style:font-weight-complex="normal"/>
    </style:style>
    <style:style style:name="T9" style:family="text">
      <style:text-properties fo:font-variant="normal" fo:text-transform="none" style:use-window-font-color="true" style:font-name="Times New Roman" fo:font-size="13pt" fo:font-style="normal" style:text-underline-style="none" fo:font-weight="normal" fo:background-color="transparent" style:font-name-asian="Tahoma" style:font-size-asian="13pt" style:font-style-asian="normal" style:font-weight-asian="normal" style:font-name-complex="Tahoma" style:font-size-complex="13pt" style:font-style-complex="italic" style:font-weight-complex="normal"/>
    </style:style>
    <style:style style:name="T10" style:family="text">
      <style:text-properties fo:font-variant="normal" fo:text-transform="none" style:font-name="Times New Roman" fo:font-size="13pt" fo:letter-spacing="-0.011cm" fo:font-weight="normal" style:font-size-asian="13pt" style:font-weight-asian="normal" style:font-name-complex="Tahoma" style:font-size-complex="13pt" style:font-weight-complex="normal"/>
    </style:style>
    <style:style style:name="T11" style:family="text">
      <style:text-properties fo:font-variant="normal" fo:text-transform="none" style:font-name="Times New Roman" fo:font-size="13pt" fo:letter-spacing="-0.011cm" fo:font-weight="normal" style:font-name-asian="Tahoma" style:font-size-asian="13pt" style:font-weight-asian="normal" style:font-name-complex="Tahoma" style:font-size-complex="13pt" style:font-weight-complex="normal"/>
    </style:style>
    <style:style style:name="T12" style:family="text">
      <style:text-properties fo:text-transform="uppercase" style:font-name="Times New Roman" fo:font-size="13pt" fo:font-weight="normal" style:font-size-asian="13pt" style:font-weight-asian="normal" style:font-name-complex="Tahoma" style:font-size-complex="13pt" style:font-weight-complex="normal"/>
    </style:style>
    <style:style style:name="T13" style:family="text">
      <style:text-properties fo:text-transform="uppercase" style:font-name="Times New Roman" fo:font-size="13pt" fo:font-weight="normal" style:font-name-asian="Tahoma" style:font-size-asian="13pt" style:font-weight-asian="normal" style:font-name-complex="Tahoma" style:font-size-complex="13pt" style:font-weight-complex="normal"/>
    </style:style>
    <style:style style:name="T14" style:family="text">
      <style:text-properties fo:text-transform="uppercase" style:font-name="Times New Roman" fo:font-style="normal" fo:font-weight="normal" style:font-name-asian="Tahoma" style:font-style-asian="normal" style:font-weight-asian="normal" style:font-name-complex="Tahoma" style:font-style-complex="normal" style:font-weight-complex="normal"/>
    </style:style>
    <style:style style:name="T15" style:family="text">
      <style:text-properties style:font-name="Times New Roman" fo:font-size="13pt" fo:letter-spacing="-0.011cm" style:font-size-asian="13pt" style:font-name-complex="Tahoma" style:font-size-complex="13pt"/>
    </style:style>
    <style:style style:name="T16" style:family="text">
      <style:text-properties style:font-name="Times New Roman" fo:font-size="13pt" fo:letter-spacing="-0.011cm" style:font-name-asian="Tahoma" style:font-size-asian="13pt" style:font-name-complex="Tahoma" style:font-size-complex="13pt"/>
    </style:style>
    <style:style style:name="T17" style:family="text">
      <style:text-properties style:font-name="Times New Roman" fo:font-size="13pt" style:font-size-asian="13pt" style:font-name-complex="Tahoma" style:font-size-complex="13pt"/>
    </style:style>
    <style:style style:name="T18" style:family="text">
      <style:text-properties style:font-name="Times New Roman" fo:font-size="13pt" style:font-size-asian="13pt" style:font-name-complex="Verdana" style:font-size-complex="13pt"/>
    </style:style>
    <style:style style:name="T19" style:family="text">
      <style:text-properties style:font-name="Times New Roman" fo:font-size="13pt" style:font-name-asian="Tahoma" style:font-size-asian="13pt" style:font-name-complex="Tahoma" style:font-size-complex="13pt"/>
    </style:style>
    <style:style style:name="T20" style:family="text">
      <style:text-properties style:font-name="Times New Roman" fo:font-size="13pt" fo:font-weight="normal" style:font-name-asian="Tahoma" style:font-size-asian="13pt" style:font-weight-asian="normal" style:font-name-complex="Arial" style:font-size-complex="13pt" style:font-weight-complex="normal"/>
    </style:style>
    <style:style style:name="T21" style:family="text">
      <style:text-properties style:font-name="Times New Roman" fo:font-size="13pt" fo:font-weight="normal" style:font-name-asian="Tahoma" style:font-size-asian="13pt" style:font-weight-asian="normal" style:font-name-complex="Tahoma" style:font-size-complex="13pt" style:font-weight-complex="normal"/>
    </style:style>
    <style:style style:name="T22" style:family="text">
      <style:text-properties style:font-name="Times New Roman" fo:font-size="13pt" fo:font-weight="normal" style:font-size-asian="13pt" style:font-weight-asian="normal" style:font-name-complex="Tahoma" style:font-size-complex="13pt" style:font-weight-complex="normal"/>
    </style:style>
    <style:style style:name="T23" style:family="text">
      <style:text-properties style:font-name="Times New Roman" fo:font-size="13pt" fo:font-style="italic" style:text-underline-style="none" fo:font-weight="normal" style:font-size-asian="13pt" style:font-style-asian="italic" style:font-weight-asian="normal" style:font-name-complex="Verdana" style:font-size-complex="13pt" style:font-weight-complex="normal"/>
    </style:style>
    <style:style style:name="T24" style:family="text">
      <style:text-properties style:font-name="Times New Roman" fo:font-size="13pt" fo:font-style="italic" style:text-underline-style="none" fo:font-weight="normal" fo:background-color="#fafafa" style:font-name-asian="Verdana" style:font-size-asian="13pt" style:font-style-asian="italic" style:font-weight-asian="normal" style:font-name-complex="Verdana" style:font-size-complex="13pt" style:font-style-complex="italic" style:font-weight-complex="normal"/>
    </style:style>
    <style:style style:name="T25" style:family="text">
      <style:text-properties style:font-name="Times New Roman" fo:font-size="13pt" fo:font-style="italic" style:text-underline-style="none" fo:font-weight="normal" fo:background-color="#fafafa" style:font-size-asian="13pt" style:font-style-asian="italic" style:font-weight-asian="normal" style:font-name-complex="Verdana" style:font-size-complex="13pt" style:font-style-complex="italic" style:font-weight-complex="normal"/>
    </style:style>
    <style:style style:name="T26" style:family="text">
      <style:text-properties style:font-name="Times New Roman" fo:font-size="13pt" fo:font-style="normal" style:text-underline-style="none" fo:font-weight="normal" fo:background-color="#fafaf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T27" style:family="text">
      <style:text-properties style:font-name="Times New Roman" fo:font-size="13pt" fo:background-color="#fafafa" style:font-size-asian="13pt" style:font-name-complex="Verdana" style:font-size-complex="13pt"/>
    </style:style>
    <style:style style:name="T28" style:family="text">
      <style:text-properties style:font-name="Times New Roman" fo:font-style="italic" style:font-name-asian="Tahoma" style:font-style-asian="italic" style:font-name-complex="Tahoma" style:font-style-complex="italic"/>
    </style:style>
    <style:style style:name="T29" style:family="text">
      <style:text-properties style:font-name="Times New Roman" fo:font-style="italic" style:font-style-asian="italic" style:font-name-complex="Tahoma" style:font-style-complex="italic"/>
    </style:style>
    <style:style style:name="T30" style:family="text">
      <style:text-properties style:font-name="Times New Roman" fo:font-style="normal" style:font-name-asian="Tahoma" style:font-style-asian="normal" style:font-name-complex="Tahoma" style:font-style-complex="normal"/>
    </style:style>
    <style:style style:name="T31" style:family="text">
      <style:text-properties style:font-name="Times New Roman" fo:font-style="normal" style:font-style-asian="normal" style:font-name-complex="Tahoma" style:font-style-complex="normal"/>
    </style:style>
    <style:style style:name="T32" style:family="text">
      <style:text-properties style:font-name="Times New Roman" fo:font-style="normal" fo:font-weight="normal" style:font-name-asian="Tahoma" style:font-style-asian="normal" style:font-weight-asian="normal" style:font-name-complex="Tahoma" style:font-style-complex="normal" style:font-weight-complex="normal"/>
    </style:style>
    <style:style style:name="T33" style:family="text">
      <style:text-properties fo:color="#000000" style:font-name="Times New Roman" fo:font-size="13pt" fo:font-weight="normal" style:font-name-asian="Tahoma" style:font-size-asian="13pt" style:font-weight-asian="normal" style:font-name-complex="Tahoma" style:font-size-complex="13pt" style:font-weight-complex="normal"/>
    </style:style>
    <style:style style:name="T34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arágrafo_20_-_20_Presidência"><text:span text:style-name="T34">(A)</text:span>ATA DA SESSÃO SOLENE DE INSTALAÇÃO DA 17ª LEGISLATURA E DE POSSE DOS SENHORES VEREADORES ELEITOS PARA O MANDATO DE 2017 A 2020, REALIZADA NO DIA 01 DE JANEIRO DE 2017, SOB A PRESIDÊNCIA DO VEREADOR SERGINHO DO POSTO E SECRETARIADA PELA VEREADORA FABIANE ROSA – PRESIDENTE E SECRETÁRIA DA MESA PROVISÓRIA.</text:p>
      <text:p text:style-name="Parágrafo_20_-_20_Presidência"/>
      <text:p text:style-name="Parágrafo_20_-_20_Orador">O SR. PRESIDENTE:- <text:span text:style-name="T15">Invocamos</text:span><text:span text:style-name="T16"> </text:span><text:span text:style-name="T15">a</text:span><text:span text:style-name="T16"> </text:span><text:span text:style-name="T15">proteção</text:span><text:span text:style-name="T16"> </text:span><text:span text:style-name="T15">e</text:span><text:span text:style-name="T16"> </text:span><text:span text:style-name="T15">as</text:span><text:span text:style-name="T16"> </text:span><text:span text:style-name="T15">bênçãos</text:span><text:span text:style-name="T16"> </text:span><text:span text:style-name="T15">de</text:span><text:span text:style-name="T16"> </text:span><text:span text:style-name="T15">Deus</text:span><text:span text:style-name="T16"> </text:span><text:span text:style-name="T15">para</text:span><text:span text:style-name="T16"> </text:span><text:span text:style-name="T15">declararmos</text:span><text:span text:style-name="T16"> </text:span><text:span text:style-name="T15">aberta</text:span><text:span text:style-name="T16"> </text:span><text:span text:style-name="T15">a</text:span><text:span text:style-name="T16"> </text:span><text:span text:style-name="T15">presente</text:span><text:span text:style-name="T16"> </text:span><text:span text:style-name="T3">Sessão Solene</text:span><text:span text:style-name="T4"> </text:span><text:span text:style-name="T3">de</text:span><text:span text:style-name="T4"> </text:span><text:span text:style-name="T3">Instalação</text:span><text:span text:style-name="T4"> </text:span><text:span text:style-name="T3">da</text:span><text:span text:style-name="T4"> </text:span><text:span text:style-name="T3">17ª</text:span><text:span text:style-name="T4"> </text:span><text:span text:style-name="T3">Legislatura</text:span><text:span text:style-name="T15">,</text:span><text:span text:style-name="T16"> </text:span><text:span text:style-name="T15">na</text:span><text:span text:style-name="T16"> </text:span><text:span text:style-name="T15">qual</text:span><text:span text:style-name="T16"> a</text:span><text:span text:style-name="T15">s</text:span><text:span text:style-name="T16"> </text:span><text:span text:style-name="T3">Senhoras</text:span><text:span text:style-name="T4"> </text:span><text:span text:style-name="T3">Vereadoras</text:span><text:span text:style-name="T2"> </text:span><text:span text:style-name="T10">e</text:span><text:span text:style-name="T11"> os</text:span><text:span text:style-name="T2"> </text:span><text:span text:style-name="T3">Senhores</text:span><text:span text:style-name="T4"> </text:span><text:span text:style-name="T3">Vereadores</text:span><text:span text:style-name="T16"> </text:span><text:span text:style-name="T15">eleitos</text:span><text:span text:style-name="T16"> </text:span><text:span text:style-name="T15">e</text:span><text:span text:style-name="T16"> </text:span><text:span text:style-name="T15">diplomados</text:span><text:span text:style-name="T16"> </text:span><text:span text:style-name="T15">prestarão</text:span><text:span text:style-name="T16"> </text:span><text:span text:style-name="T15">compromisso</text:span><text:span text:style-name="T16"> </text:span><text:span text:style-name="T15">legal</text:span><text:span text:style-name="T16"> </text:span><text:span text:style-name="T15">e</text:span><text:span text:style-name="T16"> </text:span><text:span text:style-name="T15">tomarão</text:span><text:span text:style-name="T16"> </text:span><text:span text:style-name="T15">posse</text:span><text:span text:style-name="T16"> </text:span><text:span text:style-name="T15">para</text:span><text:span text:style-name="T16"> </text:span><text:span text:style-name="T15">o</text:span><text:span text:style-name="T16"> </text:span><text:span text:style-name="T15">mandato</text:span><text:span text:style-name="T16"> </text:span><text:span text:style-name="T15">de</text:span><text:span text:style-name="T16"> </text:span><text:span text:style-name="T15">2017</text:span><text:span text:style-name="T16"> </text:span><text:span text:style-name="T15">a</text:span><text:span text:style-name="T16"> </text:span><text:span text:style-name="T15">2020.</text:span><text:span text:style-name="T19"> A </text:span><text:span text:style-name="T17">Mesa</text:span><text:span text:style-name="T19"> </text:span><text:span text:style-name="T17">acha-se</text:span><text:span text:style-name="T19"> </text:span><text:span text:style-name="T17">composta</text:span><text:span text:style-name="T19"> </text:span><text:span text:style-name="T17">pelas</text:span><text:span text:style-name="T19"> </text:span><text:span text:style-name="T17">seguintes</text:span><text:span text:style-name="T19"> </text:span><text:span text:style-name="T17">autoridades: </text:span><text:span text:style-name="T20">Excelentíssimo Senhor Comandante da 5ª Região Militar General de Brigada Carlos Alberto Mansur, neste ato representando o Excelentíssimo Senhor Comandante da 5ª Divisão do Exército, General de Divisão José Luiz Dias Freitas; </text:span><text:span text:style-name="T21">Excelentíssima Senhora Procuradora Doutora Maria Joseane Fronczak da Cunha, neste ato representando o Excelentíssimo Senhor Procurador Geral do Estado do Paraná, Doutor Paulo Sérgio Rosso; Excelentíssimo Senhor Coronel Nelson Argentino Soares Júnior, neste ato representando o Excelentíssimo Senhor Comandante Geral da Polícia Militar do Estado do Paraná, Coronel Mauricio Tortato; Excelentíssimo Senhor Tenente Coronel Gabriel Mocellin, neste ato representando o Excelentíssimo Senhor Comandante Geral do Corpo de Bombeiros do Paraná, Coronel Juceli Simiano Júnior; </text:span><text:span text:style-name="T20">Excelentíssima Senhora Vereadora Fabiane Rosa, Secretária da Mesa Provisória; Ilustríssimo Senhor Presidente de Corpo Consular do Paraná Cônsul da República da Albânia e República Dominicana Tomas Amaral Neves; e nosso querido ex-Governador do Estado do Paraná Orlando Pessuti. </text:span><text:span text:style-name="T17">Convidamos</text:span><text:span text:style-name="T19"> </text:span><text:span text:style-name="T17">os</text:span><text:span text:style-name="T19"> </text:span><text:span text:style-name="T17">presentes</text:span><text:span text:style-name="T19"> para em posição de respeito ouvirem </text:span><text:span text:style-name="T17">o</text:span><text:span text:style-name="T19"> H</text:span><text:span text:style-name="T22">ino</text:span><text:span text:style-name="T21"> N</text:span><text:span text:style-name="T22">acional.</text:span></text:p>
      <text:p text:style-name="P8">(Hino Nacional Brasileiro)</text:p>
      <text:p text:style-name="Parágrafo_20_-_20_Orador"><text:span text:style-name="T22">O SR. PRESIDENTE:- Vereadores eleitos para o mandato 2017 a 2020: Vereador Sergio Renato Bueno Balaguer, PSDB – Presidente da Mesa Provisória; Vereadora Fabiane Rosa, PSDC – Secretária da Mesa Provisória; Vereador B</text:span><text:span text:style-name="T6">eto</text:span><text:span text:style-name="T7"> M</text:span><text:span text:style-name="T6">oraes,</text:span><text:span text:style-name="T7"> </text:span><text:span text:style-name="T6">PSDB; Vereador Bruno Pessuti,</text:span><text:span text:style-name="T7"> </text:span><text:span text:style-name="T6">PSD; Vereador Cacá Pereira, PSDC; Vereador Colpani, PSB; Vereador Cristiano Santos, PV; Vereadora Dona</text:span><text:span text:style-name="T7"> L</text:span><text:span text:style-name="T6">ourdes, PSB; Vereador D</text:span><text:span text:style-name="T8">r. Wolmir, PSC; Vereador Ezequias Barros, PRP; Vereador F</text:span><text:span text:style-name="T6">elipe</text:span><text:span text:style-name="T7"> B</text:span><text:span text:style-name="T6">raga</text:span><text:span text:style-name="T7"> C</text:span><text:span text:style-name="T6">ôrtes, PSD; Vereador Geovane Fernandes, PTB; </text:span><text:soft-page-break/><text:span text:style-name="T6">Vereador G</text:span><text:span text:style-name="T8">oura, PDT; Vereador Helio Wirbiski,</text:span><text:span text:style-name="T6"> </text:span><text:span text:style-name="T7">PPS; Vereador Jairo Marcelino,</text:span><text:span text:style-name="T6"> PSD; Vereadora Julieta Reis, DEM; Vereadora K</text:span><text:span text:style-name="T8">atia Dittrich, </text:span><text:span text:style-name="T9">SD; Vereador M</text:span><text:span text:style-name="T8">arcos Vieira, PDT; Vereadora Dra. Maria Letícia Fagundes, PV; Vereadora Maria Manfron, PP; Vereador Mauro Bobato, PTN; Vereador Mauro Ignácio,</text:span><text:span text:style-name="T6"> PSB; Vereador Mestre Pop, PSC; Vereadora Noemia Rocha, PMDB; Vereador O</text:span><text:span text:style-name="T8">scalino do Povo, PTN; Vereador Osias Moraes, </text:span><text:span text:style-name="T9">PRB; Vereador Paulo Rink,</text:span><text:span text:style-name="T8"> </text:span><text:span text:style-name="T9">PR; Vereador Pier Petruzziello,</text:span><text:span text:style-name="T8"> PTB; Vereador Professor Euler, PSD; Vereador <text:s/>Professor Silberto, </text:span><text:span text:style-name="T9">PMDB; Vereadora Professora Josete,</text:span><text:span text:style-name="T8"> PT; Vereador Rogério Campos, PSC; Vereador Sabino Picolo, DEM; Vereador Thiago Ferro, PSDB; Vereador Tico Kuzma, PROS; Vereador Tito Zeglin, PDT; Vereador Toninho da Farmácia, PDT; Vereador Z</text:span><text:span text:style-name="T9">ezinho Sabará, </text:span><text:span text:style-name="Internet_20_link"><text:span text:style-name="T9">PDT. Declaramos instalada a 17ª Legislatura da Câmara Municipal de Curitiba. Compromisso Legal. </text:span></text:span><text:span text:style-name="T17">Convido</text:span><text:span text:style-name="T19"> a</text:span><text:span text:style-name="T17">s</text:span><text:span text:style-name="T19"> </text:span><text:span text:style-name="T17">Senhoras</text:span><text:span text:style-name="T19"> </text:span><text:span text:style-name="T17">Vereadoras</text:span><text:span text:style-name="T19"> </text:span><text:span text:style-name="T17">e</text:span><text:span text:style-name="T19"> </text:span><text:span text:style-name="T17">os</text:span><text:span text:style-name="T19"> </text:span><text:span text:style-name="T17">Senhores</text:span><text:span text:style-name="T19"> </text:span><text:span text:style-name="T17">Vereadores</text:span><text:span text:style-name="T19"> </text:span><text:span text:style-name="T17">eleitos</text:span><text:span text:style-name="T19"> </text:span><text:span text:style-name="T17">e</text:span><text:span text:style-name="T19"> </text:span><text:span text:style-name="T17">diplomados</text:span><text:span text:style-name="T19"> </text:span><text:span text:style-name="T17">para</text:span><text:span text:style-name="T19"> </text:span><text:span text:style-name="T17">que,</text:span><text:span text:style-name="T19"> </text:span><text:span text:style-name="T12">em</text:span><text:span text:style-name="T13"> </text:span><text:span text:style-name="T12">pé</text:span><text:span text:style-name="T13"> </text:span><text:span text:style-name="T12">com</text:span><text:span text:style-name="T13"> </text:span><text:span text:style-name="T12">a</text:span><text:span text:style-name="T13"> </text:span><text:span text:style-name="T12">mão</text:span><text:span text:style-name="T13"> </text:span><text:span text:style-name="T12">direita</text:span><text:span text:style-name="T13"> </text:span><text:span text:style-name="T12">levantada</text:span><text:span text:style-name="T17">,</text:span><text:span text:style-name="T19"> </text:span><text:span text:style-name="T17">prestemos</text:span><text:span text:style-name="T19"> </text:span><text:span text:style-name="T17">o</text:span><text:span text:style-name="T19"> </text:span><text:span text:style-name="T17">compromisso</text:span><text:span text:style-name="T19"> </text:span><text:span text:style-name="T17">legal</text:span><text:span text:style-name="T19"> </text:span><text:span text:style-name="T17">atinente</text:span><text:span text:style-name="T19"> </text:span><text:span text:style-name="T17">ao</text:span><text:span text:style-name="T19"> </text:span><text:span text:style-name="T17">mandato</text:span><text:span text:style-name="T19"> </text:span><text:span text:style-name="T17">de</text:span><text:span text:style-name="T19"> </text:span><text:span text:style-name="T17">Vereador, pronunciando “ASSIM O PROMETO” ao final da leitura. Neste momento a Vereadora Fabiane Rosa fará a leitura do compromisso legal.</text:span></text:p>
      <text:p text:style-name="Parágrafo_20_-_20_Orador"><text:span text:style-name="T17">A SRA. SECRETÁRIA:- </text:span><text:span text:style-name="T21">“P</text:span><text:span text:style-name="T22">rometo</text:span><text:span text:style-name="T21"> </text:span><text:span text:style-name="T22">cumprir</text:span><text:span text:style-name="T21"> </text:span><text:span text:style-name="T22">a</text:span><text:span text:style-name="T21"> C</text:span><text:span text:style-name="T22">onstituição</text:span><text:span text:style-name="T21"> </text:span><text:span text:style-name="T22">da</text:span><text:span text:style-name="T21"> R</text:span><text:span text:style-name="T22">epública</text:span><text:span text:style-name="T21"> F</text:span><text:span text:style-name="T22">ederativa</text:span><text:span text:style-name="T21"> </text:span><text:span text:style-name="T22">do</text:span><text:span text:style-name="T21"> B</text:span><text:span text:style-name="T22">rasil,</text:span><text:span text:style-name="T21"> </text:span><text:span text:style-name="T22">a</text:span><text:span text:style-name="T21"> C</text:span><text:span text:style-name="T22">onstituição</text:span><text:span text:style-name="T21"> </text:span><text:span text:style-name="T22">do</text:span><text:span text:style-name="T21"> E</text:span><text:span text:style-name="T22">stado</text:span><text:span text:style-name="T21"> </text:span><text:span text:style-name="T22">do</text:span><text:span text:style-name="T21"> P</text:span><text:span text:style-name="T22">araná,</text:span><text:span text:style-name="T21"> </text:span><text:span text:style-name="T22">a</text:span><text:span text:style-name="T21"> L</text:span><text:span text:style-name="T22">ei</text:span><text:span text:style-name="T21"> O</text:span><text:span text:style-name="T22">rgânica</text:span><text:span text:style-name="T21"> </text:span><text:span text:style-name="T22">do</text:span><text:span text:style-name="T21"> M</text:span><text:span text:style-name="T22">unicípio</text:span><text:span text:style-name="T21"> </text:span><text:span text:style-name="T22">de</text:span><text:span text:style-name="T21"> C</text:span><text:span text:style-name="T22">uritiba</text:span><text:span text:style-name="T21"> </text:span><text:span text:style-name="T22">e</text:span><text:span text:style-name="T21"> </text:span><text:span text:style-name="T22">as</text:span><text:span text:style-name="T21"> </text:span><text:span text:style-name="T22">demais</text:span><text:span text:style-name="T21"> </text:span><text:span text:style-name="T22">leis,</text:span><text:span text:style-name="T21"> </text:span><text:span text:style-name="T22">desempenhar,</text:span><text:span text:style-name="T21"> </text:span><text:span text:style-name="T22">com</text:span><text:span text:style-name="T21"> </text:span><text:span text:style-name="T22">lealdade,</text:span><text:span text:style-name="T21"> </text:span><text:span text:style-name="T22">o</text:span><text:span text:style-name="T21"> </text:span><text:span text:style-name="T22">mandato</text:span><text:span text:style-name="T21"> </text:span><text:span text:style-name="T22">que</text:span><text:span text:style-name="T21"> </text:span><text:span text:style-name="T22">me</text:span><text:span text:style-name="T21"> </text:span><text:span text:style-name="T22">foi</text:span><text:span text:style-name="T21"> </text:span><text:span text:style-name="T22">outorgado,</text:span><text:span text:style-name="T21"> </text:span><text:span text:style-name="T22">promover</text:span><text:span text:style-name="T21"> </text:span><text:span text:style-name="T22">o</text:span><text:span text:style-name="T21"> </text:span><text:span text:style-name="T22">bem</text:span><text:span text:style-name="T21"> </text:span><text:span text:style-name="T22">geral</text:span><text:span text:style-name="T21"> </text:span><text:span text:style-name="T22">do</text:span><text:span text:style-name="T21"> </text:span><text:span text:style-name="T22">povo</text:span><text:span text:style-name="T21"> </text:span><text:span text:style-name="T22">e</text:span><text:span text:style-name="T21"> </text:span><text:span text:style-name="T22">de</text:span><text:span text:style-name="T21"> </text:span><text:span text:style-name="T22">curitiba,</text:span><text:span text:style-name="T21"> </text:span><text:span text:style-name="T22">exercendo</text:span><text:span text:style-name="T21"> </text:span><text:span text:style-name="T22">com</text:span><text:span text:style-name="T21"> </text:span><text:span text:style-name="T22">patriotismo,</text:span><text:span text:style-name="T21"> </text:span><text:span text:style-name="T22">as</text:span><text:span text:style-name="T21"> </text:span><text:span text:style-name="T22">funções</text:span><text:span text:style-name="T21"> <text:s/>de vereador</text:span><text:span text:style-name="T22">.</text:span><text:span text:style-name="T21">” (Pausa)</text:span></text:p>
      <text:p text:style-name="P3">Todos: Assim o prometo.</text:p>
      <text:p text:style-name="Parágrafo_20_-_20_Orador"><text:span text:style-name="T33">O SR. PRESIDENTE:- </text:span><text:span text:style-name="T19">A </text:span><text:span text:style-name="T17">Senhora</text:span><text:span text:style-name="T19"> </text:span><text:span text:style-name="T17">Secretária</text:span><text:span text:style-name="T19"> </text:span><text:span text:style-name="T17">da</text:span><text:span text:style-name="T19"> </text:span><text:span text:style-name="T17">Mesa</text:span><text:span text:style-name="T19"> </text:span><text:span text:style-name="T17">Provisória</text:span><text:span text:style-name="T19"> </text:span><text:span text:style-name="T17">procederá</text:span><text:span text:style-name="T19"> </text:span><text:span text:style-name="T17">a</text:span><text:span text:style-name="T19"> </text:span><text:span text:style-name="T17">chamada</text:span><text:span text:style-name="T19"> </text:span><text:span text:style-name="T17">dos</text:span><text:span text:style-name="T19"> </text:span><text:span text:style-name="T17">Senhores</text:span><text:span text:style-name="T19"> </text:span><text:span text:style-name="T17">Vereadores</text:span><text:span text:style-name="T19"> </text:span><text:span text:style-name="T17">para</text:span><text:span text:style-name="T19"> </text:span><text:span text:style-name="T17">que,</text:span><text:span text:style-name="T19"> </text:span><text:span text:style-name="T17">dirijam-se</text:span><text:span text:style-name="T19"> </text:span><text:span text:style-name="T17">a</text:span><text:span text:style-name="T19"> </text:span><text:span text:style-name="T17">Mesa</text:span><text:span text:style-name="T19"> </text:span><text:span text:style-name="T17">para</text:span><text:span text:style-name="T19"> </text:span><text:span text:style-name="T17">assinatura</text:span><text:span text:style-name="T19"> </text:span><text:span text:style-name="T17">do</text:span><text:span text:style-name="T19"> </text:span><text:span text:style-name="T17">Termo</text:span><text:span text:style-name="T19"> </text:span><text:span text:style-name="T17">de</text:span><text:span text:style-name="T19"> </text:span><text:span text:style-name="T17">Posse.</text:span></text:p>
      <text:p text:style-name="Parágrafo_20_-_20_Orador"><text:span text:style-name="T17">A SRA. SECRETÁRIA:- </text:span><text:span text:style-name="T22">Vereador Sérgio Renato Bueno Balaguer – Serginho do Posto.</text:span></text:p>
      <text:p text:style-name="P1">O SR. SERGINHO DO POSTO:- Assim o prometo.</text:p>
      <text:p text:style-name="Parágrafo_20_-_20_Orador"><text:span text:style-name="T17">A SRA. SECRETÁRIA:- </text:span><text:span text:style-name="T22">Vereador Adilson Alves Leandro – Mestre Pop.</text:span></text:p>
      <text:p text:style-name="P1">O SR. MESTRE POP:- Assim o prometo.</text:p>
      <text:p text:style-name="Parágrafo_20_-_20_Orador"><text:span text:style-name="T17">A SRA. SECRETÁRIA:- </text:span><text:span text:style-name="T22">Vereador Agenor da Silva Pereira – Cacá Pereira.</text:span></text:p>
      <text:p text:style-name="P1">O SR. CACÁ PEREIRA:- Assim o prometo.</text:p>
      <text:p text:style-name="Parágrafo_20_-_20_Orador"><text:span text:style-name="T17">A SRA. SECRETÁRIA:- </text:span><text:span text:style-name="T22">Vereador Antonio Carlos do Carmo – Toninho da Farmácia.</text:span></text:p>
      <text:p text:style-name="P1">O SR. TONINHO DA FARMÁCIA:- Assim o prometo.</text:p>
      <text:p text:style-name="Parágrafo_20_-_20_Orador"><text:span text:style-name="T17">A SRA. SECRETÁRIA:- </text:span><text:span text:style-name="T22">Vereador Bruno Eduardo Fischer Pessuti – Bruno Pessuti.</text:span></text:p>
      <text:p text:style-name="P1">O SR. SERGINHO DO POSTO:- Assim o prometo.</text:p>
      <text:p text:style-name="Parágrafo_20_-_20_Orador"><text:span text:style-name="T17">A SRA. SECRETÁRIA:- </text:span><text:span text:style-name="T22">Vereador Carlos Mauro Bobato – Mauro Bobato.</text:span></text:p>
      <text:p text:style-name="P1">O SR. MAURO BOBATO:- Assim o prometo.</text:p>
      <text:p text:style-name="Parágrafo_20_-_20_Orador"><text:span text:style-name="T17">A SRA. SECRETÁRIA:- </text:span><text:span text:style-name="T22">Vereador Cristiano Pereira dos Santos – Cristiano Santos.</text:span></text:p>
      <text:p text:style-name="P1">O SR. CRISTIANO SANTOS:- Assim o prometo.</text:p>
      <text:p text:style-name="P5"><text:span text:style-name="T17">A SRA. SECRETÁRIA:- </text:span><text:span text:style-name="T22">Vereador Edmar Colpani – Colpani.</text:span></text:p>
      <text:p text:style-name="P1">O SR. COLPANI:- Assim o prometo.</text:p>
      <text:p text:style-name="Parágrafo_20_-_20_Orador"><text:span text:style-name="T17">A SRA. SECRETÁRIA:- </text:span><text:span text:style-name="T22">Vereador Euler de Freitas Silva Júnior – Professor Euler.</text:span></text:p>
      <text:p text:style-name="P1">O SR. EULER:- Assim o prometo.</text:p>
      <text:p text:style-name="P2">A SRA. SECRETÁRIA:- Vereador Ezequias de Souza Barros – Ezequias Barros.</text:p>
      <text:p text:style-name="P1">O SR. EZEQUIAS BARROS:- Assim o prometo.</text:p>
      <text:p text:style-name="P2">O SR. PRESIDENTE:- Vereadora Fabiane Delisie Cabral da Rosa – Fabiane Rosa. </text:p>
      <text:p text:style-name="P1">A SRA. FABIANE ROSA:- Assim o prometo.</text:p>
      <text:p text:style-name="Parágrafo_20_-_20_Orador"><text:span text:style-name="T17">A SRA. SECRETÁRIA:- Vereador Geovane Alves Fernandes </text:span><text:span text:style-name="T22"><text:s/>– Geovane Fernandes.</text:span></text:p>
      <text:p text:style-name="P1">O SR. GEOVANE FERNANDES:- Assim o prometo.</text:p>
      <text:p text:style-name="Parágrafo_20_-_20_Orador"><text:span text:style-name="T17">A SRA. SECRETÁRIA:- Vereador </text:span><text:span text:style-name="T22">Gilberto Pires dos Santos – Beto Moraes.</text:span></text:p>
      <text:p text:style-name="P1">O SR. BETO MORAES:- Assim o prometo.</text:p>
      <text:p text:style-name="Parágrafo_20_-_20_Orador"><text:span text:style-name="T17">A SRA. SECRETÁRIA:- </text:span><text:span text:style-name="T22">Vereador Helio Renato Wirbiski – Helio Wirbiski. </text:span></text:p>
      <text:p text:style-name="P1">O SR. HELIO WIRBISKI:- Assim o prometo.</text:p>
      <text:p text:style-name="Parágrafo_20_-_20_Orador"><text:span text:style-name="T17">A SRA. SECRETÁRIA:- </text:span><text:span text:style-name="T22">Vereador Jairo Marcelino da Silva – Jairo Marcelino.</text:span></text:p>
      <text:p text:style-name="P1">O SR. JAIRO MARCELINO:- Assim o prometo.</text:p>
      <text:p text:style-name="Parágrafo_20_-_20_Orador"><text:span text:style-name="T17">A SRA. SECRETÁRIA:- </text:span><text:span text:style-name="T22">Vereador Jorge Gomes de Oliveira Brand – Goura.</text:span></text:p>
      <text:p text:style-name="P1">O SR. GOURA:- Assim o prometo.</text:p>
      <text:p text:style-name="Parágrafo_20_-_20_Orador"><text:span text:style-name="T17">A SRA. SECRETÁRIA:- </text:span><text:span text:style-name="T22">Vereador José Ortiz Lins – Zezinho Sabará.</text:span></text:p>
      <text:p text:style-name="P1">O SR. ZEZINHO SABARÁ:- Assim o prometo.</text:p>
      <text:p text:style-name="Parágrafo_20_-_20_Orador"><text:span text:style-name="T17">A SRA. SECRETÁRIA:- </text:span><text:span text:style-name="T22">Vereadora Josete Dubiaski da Silva – Professora Josete. </text:span></text:p>
      <text:p text:style-name="P1">A SRA. PROFESSORA JOSETE:- Assim o prometo.</text:p>
      <text:p text:style-name="Parágrafo_20_-_20_Orador"><text:span text:style-name="T17">A SRA. SECRETÁRIA:- </text:span><text:span text:style-name="T22">Vereadora Julieta Maria Braga Côrtes Fialho dos Reis –Julieta Reis. </text:span></text:p>
      <text:p text:style-name="P1">A SRA. JULIETA REIS:- Assim o prometo.</text:p>
      <text:p text:style-name="Parágrafo_20_-_20_Orador"><text:span text:style-name="T17">A SRA. SECRETÁRIA:- </text:span><text:span text:style-name="T22">Vereadora Kátia Dittrich.</text:span></text:p>
      <text:p text:style-name="P1">A SRA. KÁTIA DITTRICH:- Assim o prometo.</text:p>
      <text:p text:style-name="Parágrafo_20_-_20_Orador"><text:span text:style-name="T17">A SRA. SECRETÁRIA:- </text:span><text:span text:style-name="T22">Vereador Leônidas Edson Kuzma – Tico Kuzma. </text:span></text:p>
      <text:p text:style-name="P1">O SR. TICO KUZMA:- Assim o prometo.</text:p>
      <text:p text:style-name="Parágrafo_20_-_20_Orador"><text:span text:style-name="T17">A SRA. SECRETÁRIA:- </text:span><text:span text:style-name="T22">Vereador Luiz Felipe Gubert Braga Côrtes – Felipe Braga Côrtes <text:s/></text:span></text:p>
      <text:p text:style-name="P1">O SR. FELIPE BRAGA CÔRTES:- Assim o prometo.</text:p>
      <text:p text:style-name="Parágrafo_20_-_20_Orador"><text:span text:style-name="T17">A SRA. SECRETÁRIA:- </text:span><text:span text:style-name="T22">Vereador Marcos Antônio Vieira – Marcos Vieira.</text:span></text:p>
      <text:p text:style-name="P1">O SR. MARCOS VIEIRA:- Assim o prometo.</text:p>
      <text:p text:style-name="Parágrafo_20_-_20_Orador"><text:span text:style-name="T17">A SRA. SECRETÁRIA:- </text:span><text:span text:style-name="T22">Vereadora Maria de Lourdes Beserra de Souza – Dona Lourdes. </text:span></text:p>
      <text:p text:style-name="P1">A SRA. DONA LOURDES:- Assim o prometo.</text:p>
      <text:p text:style-name="Parágrafo_20_-_20_Orador"><text:soft-page-break/><text:span text:style-name="T17">A SRA. SECRETÁRIA:- </text:span><text:span text:style-name="T22">Vereadora Maria Francisquini Manfron – Maria Manfron.</text:span></text:p>
      <text:p text:style-name="P1">A SRA. MARIA MANFRON:- Assim o prometo.</text:p>
      <text:p text:style-name="P2">A SRA. SECRETÁRIA:- Vereadora Maria Letícia Fagundes.</text:p>
      <text:p text:style-name="P1">A SRA. MARIA LETÍCIA FAGUNDES:- Assim o prometo.</text:p>
      <text:p text:style-name="Parágrafo_20_-_20_Orador"><text:span text:style-name="T17">A SRA. SECRETÁRIA:- </text:span><text:span text:style-name="T22">Vereador Mauro José Ignácio – Mauro Ignácio. </text:span></text:p>
      <text:p text:style-name="P1">O SR. MAURO IGNÁCIO:- Assim o prometo.</text:p>
      <text:p text:style-name="Parágrafo_20_-_20_Orador"><text:span text:style-name="T17">A SRA. SECRETÁRIA:- </text:span><text:span text:style-name="T22">Vereadora Noemia de Souza e Silva Alves Rocha – Noemia Rocha. </text:span></text:p>
      <text:p text:style-name="P1">A SRA. NOEMIA ROCHA:- Assim o prometo.</text:p>
      <text:p text:style-name="Parágrafo_20_-_20_Orador"><text:span text:style-name="T17">A SRA. SECRETÁRIA:- </text:span><text:span text:style-name="T22">Vereador Oscalino de Melo – Oscalino do Povo.</text:span></text:p>
      <text:p text:style-name="P1">O SR. OSCALINO DO POVO:- Assim o prometo.</text:p>
      <text:p text:style-name="Parágrafo_20_-_20_Orador"><text:span text:style-name="T17">A SRA. SECRETÁRIA:- </text:span><text:span text:style-name="T22">Vereador Osias Moraes de Souza – Osias Moraes.</text:span></text:p>
      <text:p text:style-name="P1">O SR. OSIAS MORAES:- Assim o prometo.</text:p>
      <text:p text:style-name="Parágrafo_20_-_20_Orador"><text:span text:style-name="T17">A SRA. SECRETÁRIA:- </text:span><text:span text:style-name="T22">Vereador Paulo Roberto Rink – Paulo Rink. </text:span></text:p>
      <text:p text:style-name="P1">O SR. PAULO RINK:- Assim o prometo.</text:p>
      <text:p text:style-name="Parágrafo_20_-_20_Orador"><text:span text:style-name="T17">A SRA. SECRETÁRIA:- </text:span><text:span text:style-name="T22">Vereador Pierpaolo Petruzziello – Pier Petruzziello. </text:span></text:p>
      <text:p text:style-name="P1">O SR. PIER PETRUZZIELLO:- Assim o prometo.</text:p>
      <text:p text:style-name="Parágrafo_20_-_20_Orador"><text:span text:style-name="T17">A SRA. SECRETÁRIA:- </text:span><text:span text:style-name="T22">Vereador Rogério Campos. </text:span></text:p>
      <text:p text:style-name="P1">O SR. ROGÉRIO CAMPOS:- Assim o prometo.</text:p>
      <text:p text:style-name="Parágrafo_20_-_20_Orador"><text:span text:style-name="T17">A SRA. SECRETÁRIA:- </text:span><text:span text:style-name="T22">Vereador Sabino Picolo. </text:span></text:p>
      <text:p text:style-name="P1">O SR. SABINO PICOLO:- Assim o prometo.</text:p>
      <text:p text:style-name="Parágrafo_20_-_20_Orador"><text:span text:style-name="T17">A SRA. SECRETÁRIA:- </text:span><text:span text:style-name="T22">Vereador Silberto Cardoso – Professor Silberto.</text:span></text:p>
      <text:p text:style-name="P1">O SR. PROFESSOR SILBERTO:- Assim o prometo.</text:p>
      <text:p text:style-name="Parágrafo_20_-_20_Orador"><text:span text:style-name="T17">A SRA. SECRETÁRIA:- </text:span><text:span text:style-name="T22">Vereador Thiago Kronit Ferro – Thiago Ferro.</text:span></text:p>
      <text:p text:style-name="P1">O SR. THIAGO FERRO:- Assim o prometo.</text:p>
      <text:p text:style-name="P2">A SRA. SECRETÁRIA:- Vereador Tito Zeglin. <text:s text:c="2"/></text:p>
      <text:p text:style-name="P1">O SR. TITO ZEGLIN:- <text:s/>Assim o prometo.</text:p>
      <text:p text:style-name="Parágrafo_20_-_20_Orador">A SRA. SECRETÁRIA:- Vereador Wolmir Cardoso de Aguiar – Dr. Wolmir.</text:p>
      <text:p text:style-name="Parágrafo_20_-_20_Orador">O SR. DR. WOLMIR:- Assim o prometo.</text:p>
      <text:p text:style-name="Parágrafo_20_-_20_Orador">O SR. PRESIDENTE:- T<text:span text:style-name="T17">odos</text:span><text:span text:style-name="T19"> </text:span><text:span text:style-name="T17">os</text:span><text:span text:style-name="T19"> </text:span><text:span text:style-name="T17">Vereadores</text:span><text:span text:style-name="T19"> </text:span><text:span text:style-name="T17">assinaram</text:span><text:span text:style-name="T19"> </text:span><text:span text:style-name="T17">o</text:span><text:span text:style-name="T19"> </text:span><text:span text:style-name="T17">Termo</text:span><text:span text:style-name="T19"> </text:span><text:span text:style-name="T17">de</text:span><text:span text:style-name="T19"> </text:span><text:span text:style-name="T17">Posse,</text:span><text:span text:style-name="T19"> </text:span><text:span text:style-name="T17">os</text:span><text:span text:style-name="T19"> </text:span><text:span text:style-name="T17">quais</text:span><text:span text:style-name="T19"> </text:span><text:span text:style-name="T17">declaramos</text:span><text:span text:style-name="T19"> </text:span><text:span text:style-name="T17">empossados</text:span><text:span text:style-name="T19"> </text:span><text:span text:style-name="T17">e</text:span><text:span text:style-name="T19"> </text:span><text:span text:style-name="T17">no</text:span><text:span text:style-name="T19"> </text:span><text:span text:style-name="T17">pleno</text:span><text:span text:style-name="T19"> </text:span><text:span text:style-name="T17">exercício</text:span><text:span text:style-name="T19"> </text:span><text:span text:style-name="T17">do</text:span><text:span text:style-name="T19"> </text:span><text:span text:style-name="T17">mandato</text:span><text:span text:style-name="T19"> </text:span><text:span text:style-name="T17">de</text:span><text:span text:style-name="T19"> </text:span><text:span text:style-name="T17">Vereador</text:span><text:span text:style-name="T19"> </text:span><text:span text:style-name="T17">de</text:span><text:span text:style-name="T19"> </text:span><text:span text:style-name="T17">Curitiba,</text:span><text:span text:style-name="T19"> </text:span><text:span text:style-name="T17">para</text:span><text:span text:style-name="T19"> </text:span><text:span text:style-name="T17">o</text:span><text:span text:style-name="T19"> </text:span><text:span text:style-name="T17">qual</text:span><text:span text:style-name="T19"> </text:span><text:span text:style-name="T17">foram</text:span><text:span text:style-name="T19"> </text:span><text:span text:style-name="T17">eleitos. </text:span><text:span text:style-name="T19">A </text:span><text:span text:style-name="T17">Senhora</text:span><text:span text:style-name="T19"> </text:span><text:span text:style-name="T17">Secretária</text:span><text:span text:style-name="T19"> </text:span><text:span text:style-name="T17">da</text:span><text:span text:style-name="T19"> </text:span><text:span text:style-name="T17">Mesa</text:span><text:span text:style-name="T19"> </text:span><text:span text:style-name="T17">Provisória</text:span><text:span text:style-name="T19"> </text:span><text:span text:style-name="T17">desta</text:span><text:span text:style-name="T19"> </text:span><text:span text:style-name="T17">Casa</text:span><text:span text:style-name="T19"> </text:span><text:span text:style-name="T17">procederá</text:span><text:span text:style-name="T19"> </text:span><text:span text:style-name="T17">a</text:span><text:span text:style-name="T19"> </text:span><text:span text:style-name="T17">leitura</text:span><text:span text:style-name="T19"> </text:span><text:span text:style-name="T17">do</text:span><text:span text:style-name="T19"> </text:span><text:span text:style-name="T17">Termo</text:span><text:span text:style-name="T19"> </text:span><text:span text:style-name="T17">de</text:span><text:span text:style-name="T19"> </text:span><text:span text:style-name="T17">Posse.</text:span></text:p>
      <text:p text:style-name="Parágrafo_20_-_20_Orador"><text:span text:style-name="T17">A SRA. SECRETÁRIA:- (Lê)</text:span><text:span text:style-name="T1"> </text:span><text:span text:style-name="T21">Câmara Municipal de Curitiba. Termo de Posse dos Vereadores. Ao </text:span><text:span text:style-name="T22">primeiro</text:span><text:span text:style-name="T21"> </text:span><text:span text:style-name="T22">dia</text:span><text:span text:style-name="T21"> </text:span><text:span text:style-name="T22">do</text:span><text:span text:style-name="T21"> </text:span><text:span text:style-name="T22">mês</text:span><text:span text:style-name="T21"> </text:span><text:span text:style-name="T22">de</text:span><text:span text:style-name="T21"> </text:span><text:span text:style-name="T22">janeiro</text:span><text:span text:style-name="T21"> </text:span><text:span text:style-name="T22">do</text:span><text:span text:style-name="T21"> </text:span><text:span text:style-name="T22">ano</text:span><text:span text:style-name="T21"> </text:span><text:span text:style-name="T22">de</text:span><text:span text:style-name="T21"> </text:span><text:span text:style-name="T22">dois</text:span><text:span text:style-name="T21"> </text:span><text:span text:style-name="T22">mil</text:span><text:span text:style-name="T21"> </text:span><text:span text:style-name="T22">e</text:span><text:span text:style-name="T21"> dezessete</text:span><text:span text:style-name="T22">,</text:span><text:span text:style-name="T21"> </text:span><text:span text:style-name="T22">às</text:span><text:span text:style-name="T21"> quatorze </text:span><text:span text:style-name="T22">horas,</text:span><text:span text:style-name="T21"> na cidade de </text:span><text:span text:style-name="T22">Curitiba,</text:span><text:span text:style-name="T21"> </text:span><text:span text:style-name="T22">Capital</text:span><text:span text:style-name="T21"> </text:span><text:span text:style-name="T22">do</text:span><text:span text:style-name="T21"> </text:span><text:span text:style-name="T22">Estado</text:span><text:span text:style-name="T21"> </text:span><text:span text:style-name="T22">do</text:span><text:span text:style-name="T21"> </text:span><text:span text:style-name="T22">Paraná,</text:span><text:span text:style-name="T21"> </text:span><text:span text:style-name="T22">no</text:span><text:span text:style-name="T21"> Palácio Rio Branco</text:span><text:span text:style-name="T22">,</text:span><text:span text:style-name="T21"> </text:span><text:span text:style-name="T22">em</text:span><text:span text:style-name="T21"> </text:span><text:span text:style-name="T22">Sessão</text:span><text:span text:style-name="T21"> </text:span><text:span text:style-name="T22">de</text:span><text:span text:style-name="T21"> </text:span><text:span text:style-name="T22">Instalação</text:span><text:span text:style-name="T21"> </text:span><text:span text:style-name="T22">da</text:span><text:span text:style-name="T21"> </text:span><text:span text:style-name="T22">17ª</text:span><text:span text:style-name="T21"> </text:span><text:span text:style-name="T22">Legislatura,</text:span><text:span text:style-name="T21"> </text:span><text:span text:style-name="T22">em</text:span><text:span text:style-name="T21"> </text:span><text:span text:style-name="T22">conformidade</text:span><text:span text:style-name="T21"> </text:span><text:span text:style-name="T22">com</text:span><text:span text:style-name="T21"> </text:span><text:span text:style-name="T22">os</text:span><text:span text:style-name="T21"> </text:span><text:span text:style-name="T22">artigos</text:span><text:span text:style-name="T21"> </text:span><text:span text:style-name="T22">32</text:span><text:span text:style-name="T21"> </text:span><text:span text:style-name="T22">e</text:span><text:span text:style-name="T21"> </text:span><text:span text:style-name="T22">33</text:span><text:span text:style-name="T21"> </text:span><text:span text:style-name="T22">da</text:span><text:span text:style-name="T21"> </text:span><text:span text:style-name="T22">Lei</text:span><text:span text:style-name="T21"> </text:span><text:span text:style-name="T22">Orgânica</text:span><text:span text:style-name="T21"> </text:span><text:span text:style-name="T22">do</text:span><text:span text:style-name="T21"> </text:span><text:soft-page-break/><text:span text:style-name="T22">Município</text:span><text:span text:style-name="T21"> </text:span><text:span text:style-name="T22">de</text:span><text:span text:style-name="T21"> </text:span><text:span text:style-name="T22">Curitiba</text:span><text:span text:style-name="T21"> </text:span><text:span text:style-name="T22">e</text:span><text:span text:style-name="T21"> </text:span><text:span text:style-name="T22">artigos</text:span><text:span text:style-name="T21"> 7</text:span><text:span text:style-name="T22">º</text:span><text:span text:style-name="T21"> </text:span><text:span text:style-name="T22">e</text:span><text:span text:style-name="T21"> 8</text:span><text:span text:style-name="T22">º,</text:span><text:span text:style-name="T21"> </text:span><text:span text:style-name="T22">do</text:span><text:span text:style-name="T21"> </text:span><text:span text:style-name="T22">Regimento</text:span><text:span text:style-name="T21"> </text:span><text:span text:style-name="T22">Interno</text:span><text:span text:style-name="T21"> </text:span><text:span text:style-name="T22">da</text:span><text:span text:style-name="T21"> </text:span><text:span text:style-name="T22">Câmara</text:span><text:span text:style-name="T21"> </text:span><text:span text:style-name="T22">Municipal</text:span><text:span text:style-name="T21"> </text:span><text:span text:style-name="T22">de</text:span><text:span text:style-name="T21"> </text:span><text:span text:style-name="T22">Curitiba,</text:span><text:span text:style-name="T21"> </text:span><text:span text:style-name="T22">foi</text:span><text:span text:style-name="T21"> </text:span><text:span text:style-name="T22">prestado</text:span><text:span text:style-name="T21"> </text:span><text:span text:style-name="T22">pelo</text:span><text:span text:style-name="T21"> </text:span><text:span text:style-name="T22">Presidente</text:span><text:span text:style-name="T21"> </text:span><text:span text:style-name="T22">da</text:span><text:span text:style-name="T21"> </text:span><text:span text:style-name="T22">Mesa</text:span><text:span text:style-name="T21"> </text:span><text:span text:style-name="T22">Provisória</text:span><text:span text:style-name="T21"> </text:span><text:span text:style-name="T22">e</text:span><text:span text:style-name="T21"> </text:span><text:span text:style-name="T22">pelos</text:span><text:span text:style-name="T21"> </text:span><text:span text:style-name="T22">demais</text:span><text:span text:style-name="T21"> </text:span><text:span text:style-name="T22">Vereadores</text:span><text:span text:style-name="T21"> </text:span><text:span text:style-name="T22">eleitos</text:span><text:span text:style-name="T21"> </text:span><text:span text:style-name="T22">no</text:span><text:span text:style-name="T21"> </text:span><text:span text:style-name="T22">pleito</text:span><text:span text:style-name="T21"> </text:span><text:span text:style-name="T22">de</text:span><text:span text:style-name="T21"> dois </text:span><text:span text:style-name="T22">de</text:span><text:span text:style-name="T21"> </text:span><text:span text:style-name="T22">outubro</text:span><text:span text:style-name="T21"> </text:span><text:span text:style-name="T22">de</text:span><text:span text:style-name="T21"> </text:span><text:span text:style-name="T22">dois</text:span><text:span text:style-name="T21"> </text:span><text:span text:style-name="T22">mil</text:span><text:span text:style-name="T21"> </text:span><text:span text:style-name="T22">e</text:span><text:span text:style-name="T21"> dezesseis</text:span><text:span text:style-name="T22">,</text:span><text:span text:style-name="T21"> </text:span><text:span text:style-name="T22">o</text:span><text:span text:style-name="T21"> </text:span><text:span text:style-name="T22">seguinte</text:span><text:span text:style-name="T21"> </text:span><text:span text:style-name="T22">compromisso:</text:span></text:p>
      <text:p text:style-name="P4"><text:span text:style-name="T28">“</text:span><text:span text:style-name="T29">Prometo</text:span><text:span text:style-name="T28"> </text:span><text:span text:style-name="T29">cumprir</text:span><text:span text:style-name="T28"> </text:span><text:span text:style-name="T29">a</text:span><text:span text:style-name="T28"> </text:span><text:span text:style-name="T29">Constituição</text:span><text:span text:style-name="T28"> </text:span><text:span text:style-name="T29">da</text:span><text:span text:style-name="T28"> </text:span><text:span text:style-name="T29">República</text:span><text:span text:style-name="T28"> </text:span><text:span text:style-name="T29">Federativa</text:span><text:span text:style-name="T28"> </text:span><text:span text:style-name="T29">do</text:span><text:span text:style-name="T28"> </text:span><text:span text:style-name="T29">Brasil,</text:span><text:span text:style-name="T28"> </text:span><text:span text:style-name="T29">a</text:span><text:span text:style-name="T28"> </text:span><text:span text:style-name="T29">Constituição</text:span><text:span text:style-name="T28"> </text:span><text:span text:style-name="T29">do</text:span><text:span text:style-name="T28"> </text:span><text:span text:style-name="T29">Estado</text:span><text:span text:style-name="T28"> </text:span><text:span text:style-name="T29">do</text:span><text:span text:style-name="T28"> </text:span><text:span text:style-name="T29">Paraná,</text:span><text:span text:style-name="T28"> </text:span><text:span text:style-name="T29">a</text:span><text:span text:style-name="T28"> </text:span><text:span text:style-name="T29">Lei</text:span><text:span text:style-name="T28"> </text:span><text:span text:style-name="T29">Orgânica</text:span><text:span text:style-name="T28"> </text:span><text:span text:style-name="T29">do</text:span><text:span text:style-name="T28"> </text:span><text:span text:style-name="T29">Município</text:span><text:span text:style-name="T28"> </text:span><text:span text:style-name="T29">de</text:span><text:span text:style-name="T28"> </text:span><text:span text:style-name="T29">Curitiba</text:span><text:span text:style-name="T28"> </text:span><text:span text:style-name="T29">e</text:span><text:span text:style-name="T28"> </text:span><text:span text:style-name="T29">as</text:span><text:span text:style-name="T28"> </text:span><text:span text:style-name="T29">demais</text:span><text:span text:style-name="T28"> </text:span><text:span text:style-name="T29">leis,</text:span><text:span text:style-name="T28"> </text:span><text:span text:style-name="T29">desempenhar,</text:span><text:span text:style-name="T28"> </text:span><text:span text:style-name="T29">com</text:span><text:span text:style-name="T28"> </text:span><text:span text:style-name="T29">lealdade,</text:span><text:span text:style-name="T28"> </text:span><text:span text:style-name="T29">o</text:span><text:span text:style-name="T28"> </text:span><text:span text:style-name="T29">mandato</text:span><text:span text:style-name="T28"> </text:span><text:span text:style-name="T29">que</text:span><text:span text:style-name="T28"> </text:span><text:span text:style-name="T29">me</text:span><text:span text:style-name="T28"> </text:span><text:span text:style-name="T29">foi</text:span><text:span text:style-name="T28"> </text:span><text:span text:style-name="T29">outorgado,</text:span><text:span text:style-name="T28"> </text:span><text:span text:style-name="T29">promover</text:span><text:span text:style-name="T28"> </text:span><text:span text:style-name="T29">o</text:span><text:span text:style-name="T28"> </text:span><text:span text:style-name="T29">bem</text:span><text:span text:style-name="T28"> </text:span><text:span text:style-name="T29">geral</text:span><text:span text:style-name="T28"> </text:span><text:span text:style-name="T29">do</text:span><text:span text:style-name="T28"> </text:span><text:span text:style-name="T29">povo</text:span><text:span text:style-name="T28"> </text:span><text:span text:style-name="T29">e</text:span><text:span text:style-name="T28"> </text:span><text:span text:style-name="T29">de</text:span><text:span text:style-name="T28"> </text:span><text:span text:style-name="T29">Curitiba,</text:span><text:span text:style-name="T28"> </text:span><text:span text:style-name="T29">exercendo</text:span><text:span text:style-name="T28"> </text:span><text:span text:style-name="T29">com</text:span><text:span text:style-name="T28"> </text:span><text:span text:style-name="T29">patriotismo,</text:span><text:span text:style-name="T28"> </text:span><text:span text:style-name="T29">as</text:span><text:span text:style-name="T28"> </text:span><text:span text:style-name="T29">funções</text:span><text:span text:style-name="T28"> </text:span><text:span text:style-name="T29">de</text:span><text:span text:style-name="T28"> </text:span><text:span text:style-name="T29">Vereador</text:span><text:span text:style-name="T28">”</text:span><text:span text:style-name="T29">. </text:span><text:span text:style-name="T31">Ato</text:span><text:span text:style-name="T30"> </text:span><text:span text:style-name="T31">contínuo,</text:span><text:span text:style-name="T30"> </text:span><text:span text:style-name="T31">o</text:span><text:span text:style-name="T30"> </text:span><text:span text:style-name="T31">Senhor</text:span><text:span text:style-name="T30"> </text:span><text:span text:style-name="T31">Presidente</text:span><text:span text:style-name="T30"> </text:span><text:span text:style-name="T31">da</text:span><text:span text:style-name="T30"> </text:span><text:span text:style-name="T31">Mesa</text:span><text:span text:style-name="T30"> </text:span><text:span text:style-name="T31">Provisória</text:span><text:span text:style-name="T30"> </text:span><text:span text:style-name="T31">declara-os</text:span><text:span text:style-name="T30"> </text:span><text:span text:style-name="T31">no</text:span><text:span text:style-name="T30"> </text:span><text:span text:style-name="T31">pleno</text:span><text:span text:style-name="T30"> </text:span><text:span text:style-name="T31">exercício</text:span><text:span text:style-name="T30"> </text:span><text:span text:style-name="T31">de</text:span><text:span text:style-name="T30"> </text:span><text:span text:style-name="T31">seus</text:span><text:span text:style-name="T30"> </text:span><text:span text:style-name="T31">mandatos</text:span><text:span text:style-name="T30"> </text:span><text:span text:style-name="T31">de</text:span><text:span text:style-name="T30"> </text:span><text:span text:style-name="T31">Vereadores</text:span><text:span text:style-name="T30"> </text:span><text:span text:style-name="T31">de</text:span><text:span text:style-name="T30"> </text:span><text:span text:style-name="T31">Curitiba.</text:span><text:span text:style-name="T30"> </text:span><text:span text:style-name="T31">Do</text:span><text:span text:style-name="T30"> </text:span><text:span text:style-name="T31">que,</text:span><text:span text:style-name="T30"> </text:span><text:span text:style-name="T31">para</text:span><text:span text:style-name="T30"> </text:span><text:span text:style-name="T31">constar,</text:span><text:span text:style-name="T30"> </text:span><text:span text:style-name="T31">eu</text:span><text:span text:style-name="T30"> Vereadora Fabiane Rosa</text:span><text:span text:style-name="T31">,</text:span><text:span text:style-name="T30"> </text:span><text:span text:style-name="T31">Secretária</text:span><text:span text:style-name="T30"> </text:span><text:span text:style-name="T31">da</text:span><text:span text:style-name="T30"> </text:span><text:span text:style-name="T31">Mesa</text:span><text:span text:style-name="T30"> </text:span><text:span text:style-name="T31">Provisória,</text:span><text:span text:style-name="T30"> </text:span><text:span text:style-name="T31">lavrei</text:span><text:span text:style-name="T30"> </text:span><text:span text:style-name="T31">o</text:span><text:span text:style-name="T30"> </text:span><text:span text:style-name="T31">presente</text:span><text:span text:style-name="T30"> </text:span><text:span text:style-name="T31">termo,</text:span><text:span text:style-name="T30"> </text:span><text:span text:style-name="T31">que</text:span><text:span text:style-name="T30"> </text:span><text:span text:style-name="T31">vai</text:span><text:span text:style-name="T30"> </text:span><text:span text:style-name="T31">devidamente</text:span><text:span text:style-name="T30"> </text:span><text:span text:style-name="T31">assinado</text:span><text:span text:style-name="T30"> </text:span><text:span text:style-name="T31">por</text:span><text:span text:style-name="T30"> </text:span><text:span text:style-name="T31">todos</text:span><text:span text:style-name="T30"> </text:span><text:span text:style-name="T31">os</text:span><text:span text:style-name="T30"> </text:span><text:span text:style-name="T31">empossados. Parabéns.</text:span><text:span text:style-name="T30"> </text:span></text:p>
      <text:p text:style-name="P4"><text:span text:style-name="T30">O SR. PRESIDENTE:- Concedemos a palavra ao </text:span><text:span text:style-name="T5">Vereador Tito Zeglin</text:span><text:span text:style-name="T30">, que fará a saudação oficial em nome dos Vereadores empossados.</text:span></text:p>
      <text:p text:style-name="Parágrafo_20_-_20_Orador">O SR. TITO ZEGLIN:- Excelentíssimo Sr. Vereador Serginho do Posto, que preside esta solenidade; <text:span text:style-name="T20">Excelentíssimo Senhor Comandante da 5ª Região Militar General de Brigada Carlos Alberto Mansur, neste ato representando o Excelentíssimo Senhor Comandante da 5ª Divisão do Exército, General de Divisão José Luiz Dias Freitas; </text:span><text:span text:style-name="T21">Excelentíssima Senhora Procuradora Doutora Maria Joseane Fronczak da Cunha, neste ato representando o Excelentíssimo Senhor Procurador Geral do Estado do Paraná, Doutor Paulo Sérgio Rosso; Excelentíssimo Senhor Coronel Nelson Argentino Soares Júnior, neste ato representando o Excelentíssimo Senhor Comandante Geral da Polícia Militar do Estado do Paraná, Coronel Mauricio Tortato; Excelentíssimo Senhor Tenente Coronel Gabriel Mocellin, neste ato representando o Excelentíssimo Senhor Comandante Geral do Corpo de Bombeiros do Paraná, Coronel Juceli Simiano Júnior; </text:span><text:span text:style-name="T20">Excelentíssima Senhora Vereadora Fabiane Rosa, Secretária da Mesa Provisória; e Ilustríssimo Sr. Orlando Pessuti, amigo desta Casa, ex-Governador do Estado do Paraná. Vereadores e vereadoras mencinados nesta Sessão; presentes; convidados; amigos; imprensa; todos que se fazem presentes nesta Sessao Solene. </text:span><text:span text:style-name="T24">“</text:span><text:span text:style-name="T25">A transformação do mundo começa na hora em que cada cristão assumir responsavelmente o seu papel social, para a construção do bem comum.”</text:span><text:span text:style-name="T26"> </text:span><text:span text:style-name="T27">O pensamento do Cardeal Dom Paulo Evaristo Arns, que faleceu no último dia 14 de dezembro, pode ser perfeitamente adaptado para sintetizar o trabalho de um vereador perante o seu município. Está nas mãos dos 38 parlamentares de Curitiba a oportunidade em transformar e melhorar cada vez mais a nossa cidade. Para isto, é importante cumprirmos com o nosso papel social e trabalharmos em prol do bem comum, conforme as atribuições do cargo, previstas na Constituição Federal, a carta magna da República. </text:span><text:span text:style-name="T18">Venho à Tribuna Bento Munhoz da Rocha Neto, em nome dos senhores vereadores e senhoras vereadoras de Curitiba, com a certeza de que atravessamos um momento importante e histórico na cidade. A cada quatro anos a população tem a oportunidade de eleger seus representantes para os poderes Legislativo e Executivo. Há uma expectativa muito grande do </text:span><text:soft-page-break/><text:span text:style-name="T18">eleitor em relação ao eleito: que este cumpra exatamente o que se comprometeu durante a campanha e, admitamos, é o mínimo que podemos fazer em respeito à confiança que nos foi antecipada. A experiência daquele que reiniciará um trabalho não significará qualificação e, da mesma forma, a aparente inexperiência de quem o iniciará, não significará justificativa para uma ação parlamentar discreta. A população não aceita de jeito nenhum a acomodação do político e é isso que faz da política séria e comprometida uma prática formidável. O povo espera que cada um de nós conte uma história, uma história que transforme para melhor a sua vida e a vida das pessoas, principalmente as mais humildes. No dia 29 de março Curitiba irá comemorar o aniversário de 324 anos. Ao longo de sua história, sobretudo nas últimas quatro décadas, foram muitos avanços em áreas essenciais como saúde, transporte, educação, dentre outros. Até hoje a nossa cidade é reconhecida mundialmente pelo conceito de transporte coletivo e pela conservação do meio ambiente, com os belos e imponentes parques e as campanhas de conscientização na separação do lixo. Mas é evidente que também temos muitas demandas, fruto da transformação constante que vivemos. É preciso pensar a cidade hoje, porém de olho no amanhã. Estamos na era digital e cada vez mais as novas gerações reivindicam ações em tempo real. E esse é um papel dos 38 vereadores eleitos para a 17ª Legislatura. É preciso ter excelência, dinamismo e responsabilidade no atendimento a cada cidadão. Nos últimos quatro anos a Câmara Municipal de Curitiba teve um grande esforço em prol de uma agenda positiva e propositiva. Seja nas comissões ordinárias ou nas sessões plenárias, muitos assuntos do dia a dia da nossa população estiveram em pauta. Conforme previsto na legislação em vigor, a Lei do Plano Diretor define a função social da cidade e da propriedade urbana, além de organizar o crescimento e o funcionamento do município. Consiste em um pacto sociopolítico da sociedade em direção a uma cidade mais humana, participativa, inovadora, inclusiva, funcional, sustentável e que ofereça qualidade de vida para a população. Deve apresentar uma visão de futuro para as próximas décadas, orientando o desenvolvimento do município. Se muito já foi feito, a verdade é que ainda há muito a se fazer. Foi o desafio que aceitamos e que agora temos a oportunidade de perseguir: corresponder às esperanças, aos anseios e aos desejos do povo curitibano. É notória na atualidade a difícil tarefa que o Poder Legislativo possui, e, cabe a nós divulgar para o povo nossa verdadeira missão que é a de fiscalizar, debater, discutir e criar leis, ou seja, legislar para aqueles e com foco principal naqueles que nos garantiram essa prerrogativa. Afinal o poder emana do povo e para o povo deve retornar. Munidos desse pensamento, devemos legislar para o atendimento das necessidades de nosso povo e para a melhoria e crescimento de nossa cidade. À margem das esperanças, dos anseios e dos desejos da nossa população, no Brasil há uma grande descrença com relação à classe política. Esta infeliz verdade, esta desconfiança em torno dos políticos, causada pela sensação de que todos são corruptos, nos revela mais uma missão, isto é: de fazer a diferença, a começar por uma atuação independente e honesta no exercício do cargo público. </text:span><text:soft-page-break/><text:span text:style-name="T18">Chegamos até aqui para contarmos a nossa verdade. E a minha verdade, que, certamente, não é diferente da verdade de cada um de suas Excelências vereadores e vereadoras é que percorremos variados caminhos até chegarmos aqui. Em 2016 a Arquidiocese de Curitiba elaborou uma cartilha voltada a candidatos e eleitores. No documento, são destacadas as principais atribuições do vereador, tais como: <text:s/>Acompanhar o dia a dia das comunidades para conhecer de perto a realidade do povo e suas necessidades; elaborar e votar leis que sejam de interesse do povo e atendam às necessidades da comunidade; fiscalizar as ações do prefeito, secretários e administradores regionais; acompanhar e fiscalizar as licitações; ser um membro ativo na Câmara Municipal favorecendo o debate de ideias e projetos, para que não prevaleça o pensamento do mais forte, mas a proposta com maior adesão; discutir, aprovar e fiscalizar o orçamento do município denunciando o uso indevido dos recursos; lutar pela transparência e democratização da Prefeitura e Câmara Municipal. Sejamos, pois, distintos, agradecidos e sempre merecedores da confiança que o povo nos depositou. Façamos o que de melhor esperam de nós, alimentemos suas esperanças e, com uma atuação íntegra e comprometida, poderemos demonstrar aos curitibanos a postura dos 38 vereadores da 17ª Legislatura da Câmara Municipal de Curitiba. Enfim, quem tem que aparecer e brilhar não são as pessoas, mas suas ideias e, finalmente, quem ocupa o melhor espaço não são os nomes, mas a competência das suas atitudes. A Câmara Municipal precisa cumprir o seu papel na sociedade e a sua expressão é a atuação independente e cristalina representada pelos ideais e atitudes de cada um de nós, vereadores e vereadoras. Precisamos percorrer o caminho que avance para um Poder Legislativo legitimamente republicano e independente. A sociedade espera e temos a obrigação de fazer com que a Câmara Municipal seja de fato um espaço do povo e seja o seu pulsar de ideias. Santo Agostinho, um dos mais importantes teólogos e filósofos dos primeiros anos do cristianismo, certa vez sublinhou: </text:span><text:span text:style-name="T23">“A esperança tem duas filhas lindas: a indignação e a coragem. A indignação nos ensina a não aceitar as coisas como estão e a coragem, a mudá-las.” </text:span><text:span text:style-name="T18">O ano de 2017 começa hoje e com ele a esperança se renova por dias melhores à nossa cidade. Vamos à luta. Nós somos os senhores do nosso próprio destino. Façamos por merecer esta honrosa e histórica tarefa. Que Deus ilumine a todos. Como dizia Francsico de Assis “Paz &amp; Bem!” Feliz Ano Novo Curitiba! Muito obrigado e sucesso a todos!</text:span></text:p>
      <text:p text:style-name="Parágrafo_20_-_20_Orador"><text:span text:style-name="T32">O SR. PRESIDENTE:- Gostaria de agradecer em nome de todos os vereadores aos servidores desta Casas que organizaram essa Sessão. Ao encerrarmos a presente </text:span><text:span text:style-name="T14">sessão solene de instalação da 17ª legislatura </text:span><text:span text:style-name="T32">e de </text:span><text:span text:style-name="T14">posse dos senhores vereadores e vereadoras</text:span><text:span text:style-name="T32"> para o mandato de 2017 a 2020, informamos aos senhores que faremos um intervalo necessário para em seguida iniciar a Sessão Solene de Posse do Prefeito e do Vice-Prefeito de Curitiba. Agradecemos a todos e um feliz ano. Está encerrada a Sessão. <text:s text:c="2"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Bitstream Vera Sans1" svg:font-family="'Bitstream Vera Sans'" style:font-pitch="variable"/>
    <style:font-face style:name="Times New Roman" svg:font-family="'Times New Roman'" style:font-family-generic="roman" style:font-pitch="variable"/>
    <style:font-face style:name="CommercialScript BT" svg:font-family="'CommercialScript BT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4pt" fo:language="pt" fo:country="BR" style:font-name-asian="Times New Roman" style:font-size-asian="14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arágrafo_20_-_20_Cabeçalho" style:display-name="Parágrafo - Cabeçalho" style:family="paragraph" style:parent-style-name="Standard" style:class="text">
      <style:paragraph-properties fo:margin-top="0cm" fo:margin-bottom="0.635cm" fo:line-height="0.847cm" fo:text-align="center" style:justify-single-word="false">
        <style:tab-stops>
          <style:tab-stop style:position="5.752cm"/>
        </style:tab-stops>
      </style:paragraph-properties>
      <style:text-properties fo:font-size="13pt" style:font-size-asian="13pt"/>
    </style:style>
    <style:style style:name="Parágrafo_20_-_20_Orador" style:display-name="Parágrafo - Orador" style:family="paragraph" style:parent-style-name="Standard" style:class="text">
      <style:paragraph-properties fo:margin-left="0cm" fo:margin-right="0cm" style:line-height-at-least="0.635cm" fo:text-align="justify" style:justify-single-word="false" fo:orphans="0" fo:widows="0" fo:text-indent="1.401cm" style:auto-text-indent="false">
        <style:tab-stops>
          <style:tab-stop style:position="11.001cm"/>
        </style:tab-stops>
      </style:paragraph-properties>
      <style:text-properties fo:font-size="13pt" style:font-size-asian="13pt"/>
    </style:style>
    <style:style style:name="Parágrafo_20_-_20_Presidência" style:display-name="Parágrafo - Presidência" style:family="paragraph" style:parent-style-name="Standard" style:class="text">
      <style:paragraph-properties fo:margin-left="6.001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style:font-name="Times New Roman" fo:font-size="13pt" fo:language="pt" fo:country="BR" style:font-name-asian="Arial" style:font-size-asian="13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Parágrafo_20_-_20_Solene" style:display-name="Parágrafo - Solene" style:family="paragraph" style:parent-style-name="Standard" style:class="text">
      <style:paragraph-properties fo:margin-left="4.001cm" fo:margin-right="0cm" fo:line-height="150%" fo:text-indent="0cm" style:auto-text-indent="false"/>
    </style:style>
    <style:style style:name="Parágrafo_20_-_20_Vereador" style:display-name="Parágrafo - Vereador" style:family="paragraph" style:parent-style-name="Standard" style:class="text">
      <style:paragraph-properties fo:margin-left="0cm" fo:margin-right="0cm" fo:margin-top="0.847cm" fo:margin-bottom="0cm" fo:line-height="0.423cm" fo:text-align="justify" style:justify-single-word="false" fo:text-indent="6.502cm" style:auto-text-indent="false">
        <style:tab-stops>
          <style:tab-stop style:position="3.75cm"/>
        </style:tab-stops>
      </style:paragraph-properties>
      <style:text-properties fo:font-size="13pt" style:font-size-asian="13pt"/>
    </style:style>
    <style:style style:name="Text_20_body_20_indent" style:display-name="Text body indent" style:family="paragraph" style:parent-style-name="Standard" style:class="text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font-size-asian="2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20pt" style:text-underline-style="solid" style:text-underline-width="auto" style:text-underline-color="font-color" fo:font-weight="bold" style:font-size-asian="20pt" style:font-weight-asian="bold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28pt" style:font-size-asian="2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0000ff" style:font-name="Tahoma" fo:font-size="14pt" style:text-underline-style="solid" style:text-underline-width="auto" style:text-underline-color="font-color" fo:font-weight="bold" style:font-size-asian="14pt" style:font-weight-asian="bold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CommercialScript BT" fo:font-size="26pt" fo:font-style="italic" fo:font-weight="bold" style:font-size-asian="26pt" style:font-style-asian="italic" style:font-weight-asian="bold" style:font-name-complex="CommercialScript B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106cm" fo:margin-bottom="0.106cm" fo:text-align="center" style:justify-single-word="false" fo:text-indent="0cm" style:auto-text-indent="false" fo:keep-with-next="always"/>
      <style:text-properties fo:color="#000000" style:font-name="Tahoma" fo:font-weight="bold" style:font-weight-asian="bold" style:font-name-complex="Tahoma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4.995cm" style:auto-text-indent="false"/>
      <style:text-properties fo:font-size="28pt" style:font-size-asian="28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align="justify" style:justify-single-word="false" fo:text-indent="3.747cm" style:auto-text-indent="false"/>
      <style:text-properties fo:font-size="28pt" style:font-size-asian="28pt"/>
    </style:style>
    <style:style style:name="WW-Título" style:family="paragraph" style:parent-style-name="Standard" style:next-style-name="Subtitle">
      <style:paragraph-properties fo:text-align="center" style:justify-single-word="false"/>
      <style:text-properties style:font-name="Tahoma" fo:font-size="18pt" style:font-size-asian="18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bsatz-Standardschriftart" style:family="text"/>
    <style:style style:name="Fonte_20_parág._20_padrão" style:display-name="Fonte parág. padrão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 style:parent-style-name="Fonte_20_parág._20_padrão">
      <style:text-properties fo:color="#0000ff" style:font-name="Tahoma" fo:font-size="11pt" style:text-underline-style="solid" style:text-underline-width="auto" style:text-underline-color="font-color" style:font-size-asian="11pt" style:font-name-complex="Tahom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s010117</text:p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2$Build-9483</meta:generator>
    <dc:title>Normal-Taquigrafia</dc:title>
    <meta:creation-date>2017-01-02T11:20:32</meta:creation-date>
    <meta:editing-cycles>16</meta:editing-cycles>
    <meta:editing-duration>PT07H09M37S</meta:editing-duration>
    <dc:date>2017-01-09T15:12:18</dc:date>
    <meta:print-date>2017-01-02T17:47:18</meta:print-date>
    <meta:document-statistic meta:table-count="0" meta:image-count="0" meta:object-count="0" meta:page-count="8" meta:paragraph-count="90" meta:word-count="2893" meta:character-count="18312"/>
    <meta:template xlink:type="simple" xlink:actuate="onRequest" xlink:title="Normal-Taquigrafia" xlink:href="../../../home/rosangela.santos/.broffice.org/3/user/template/Normal-Taquigrafia1.ott" meta:date="2017-01-02T11:20:32"/>
  </office:meta>
</office:document-meta>
</file>